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code Sans" svg:font-family="'Encode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06.43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55.33mm"/>
    </style:style>
    <style:style style:name="co7" style:family="table-column">
      <style:table-column-properties fo:break-before="auto" style:column-width="50.31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120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8.0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2.4mm"/>
    </style:style>
    <style:style style:name="ro1" style:family="table-row">
      <style:table-row-properties style:row-height="11.0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Encode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code Sans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Encode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code Sans" fo:font-size="12pt" style:font-size-asian="12pt" style:font-size-complex="12pt"/>
    </style:style>
    <style:style style:name="ce5" style:family="table-cell" style:parent-style-name="Default">
      <style:text-properties style:font-name="Encode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Encode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19.76mm" svg:height="68.59mm" svg:x="0mm" svg:y="42.81mm">
            <loext:p draw:notify-on-update-of-ranges="Tabelle1.B1:Tabelle1.B1 Tabelle1.A2:Tabelle1.A2 Tabelle1.B2:Tabelle1.B2 Tabelle1.A3:Tabelle1.A3 Tabelle1.B3:Tabelle1.B3 Tabelle1.A4:Tabelle1.A4 Tabelle1.B4:Tabelle1.B4 Tabelle1.A5:Tabelle1.A5 Tabelle1.B5:Tabelle1.B5 Tabelle1.A6:Tabelle1.A6 Tabelle1.B6:Tabelle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8.04mm" svg:height="164.06mm" svg:x="130mm" svg:y="63.99mm">
            <loext:p draw:notify-on-update-of-ranges="Tabelle1.D2:Tabelle1.D10 Tabelle1.E1:Tabelle1.E1 Tabelle1.E2:Tabelle1.E10 Tabelle1.F1:Tabelle1.F1 Tabelle1.F2:Tabelle1.F10 Tabelle1.G1:Tabelle1.G1 Tabelle1.G2:Tabelle1.G10 Tabelle1.H1:Tabelle1.H1 Tabelle1.H2:Tabelle1.H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4.34mm" svg:height="116.16mm" svg:x="580.97mm" svg:y="37.57mm">
            <loext:p draw:notify-on-update-of-ranges="Tabelle1.M2:Tabelle1.M5 Tabelle1.N1:Tabelle1.N1 Tabelle1.N2:Tabelle1.N5 Tabelle1.O1:Tabelle1.O1 Tabelle1.O2:Tabelle1.O5 Tabelle1.P1:Tabelle1.P1 Tabelle1.P2:Tabelle1.P5 Tabelle1.Q1:Tabelle1.Q1 Tabelle1.Q2:Tabelle1.Q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0.14mm" svg:height="68.44mm" svg:x="428.22mm" svg:y="32.28mm">
            <loext:p draw:notify-on-update-of-ranges="Tabelle1.J2:Tabelle1.J2 Tabelle1.K2:Tabelle1.K2 Tabelle1.J3:Tabelle1.J3 Tabelle1.K3:Tabelle1.K3 Tabelle1.J4:Tabelle1.J4 Tabelle1.K4:Tabelle1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0" table:number-columns-repeated="1008" table:default-cell-style-name="ce5"/>
        <table:table-row table:style-name="ro1">
          <table:table-cell table:style-name="ce1" office:value-type="string" calcext:value-type="string" table:number-columns-spanned="2" table:number-rows-spanned="1">
            <text:p><text:s/>What's your general opinion on our website?</text:p>
          </table:table-cell>
          <table:covered-table-cell table:style-name="ce3"/>
          <table:table-cell table:style-name="ce3"/>
          <table:table-cell table:style-name="ce6" office:value-type="string" calcext:value-type="string">
            <text:p>How do these possible new features sound to you?</text:p>
          </table:table-cell>
          <table:table-cell table:style-name="ce3" office:value-type="string" calcext:value-type="string">
            <text:p>Please add this!</text:p>
          </table:table-cell>
          <table:table-cell table:style-name="ce3" office:value-type="string" calcext:value-type="string">
            <text:p>Could be a good addition</text:p>
          </table:table-cell>
          <table:table-cell table:style-name="ce3" office:value-type="string" calcext:value-type="string">
            <text:p>I probably wouldn't care</text:p>
          </table:table-cell>
          <table:table-cell table:style-name="ce3" office:value-type="string" calcext:value-type="string">
            <text:p>Eww. Don't do that</text:p>
          </table:table-cell>
          <table:table-cell table:style-name="ce3"/>
          <table:table-cell table:style-name="ce1" office:value-type="string" calcext:value-type="string" table:number-columns-spanned="2" table:number-rows-spanned="1">
            <text:p>Did you experience any of these problems?</text:p>
          </table:table-cell>
          <table:covered-table-cell table:style-name="ce3"/>
          <table:table-cell table:style-name="ce3"/>
          <table:table-cell table:style-name="ce1" office:value-type="string" calcext:value-type="string">
            <text:p>What do you think about the following monetization options?</text:p>
          </table:table-cell>
          <table:table-cell table:style-name="ce1" office:value-type="string" calcext:value-type="string">
            <text:p>Sounds good</text:p>
          </table:table-cell>
          <table:table-cell table:style-name="ce1" office:value-type="string" calcext:value-type="string">
            <text:p>Okay, I guess</text:p>
          </table:table-cell>
          <table:table-cell table:style-name="ce1" office:value-type="string" calcext:value-type="string">
            <text:p>I can't say I</text:p>
            <text:p>really like that</text:p>
          </table:table-cell>
          <table:table-cell table:style-name="ce1" office:value-type="string" calcext:value-type="string">
            <text:p>Nope!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It's absolutely awesome!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otification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 can't find someone to play with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Donat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 nice little website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Pausing the gam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 don't understand how to play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ds (related to Cyvass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sable, but could use some changes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ublic gam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y and my opponents skill levels are often differing a lot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ds (no thematic restriction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riously needs improvement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nteractive tutoria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<text:s/>Non-gratis Android app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ther (please specify)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untdow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A bot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Statistic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Other languag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Alternative rule se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code Sans" svg:font-family="'Encode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.00.0000</text:date>, <text:time style:data-style-name="N2" text:time-value="20:29:32.9183207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8:49:17.929717218</meta:creation-date>
    <dc:date>2015-08-15T20:32:20.341907740</dc:date>
    <meta:editing-duration>PT1H4M47S</meta:editing-duration>
    <meta:editing-cycles>24</meta:editing-cycles>
    <meta:generator>LibreOffice/5.0.0.5$Linux_X86_64 LibreOffice_project/00m0$Build-5</meta:generator>
    <meta:document-statistic meta:table-count="1" meta:cell-count="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ncode Sans'" style:font-style-name="Standard" fo:font-size="15pt" fo:font-weight="25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Encode Sans'" style:font-style-name="Standard" fo:font-size="10.5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family="'Encode Sans'" style:font-style-name="Standar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77cm" svg:height="6.86cm" xlink:href=".." xlink:type="simple" chart:class="chart:bar" chart:style-name="ch1">
        <chart:title svg:x="0.575cm" svg:y="0.272cm" chart:style-name="ch2">
          <text:p>What's your general opinion on our website?</text:p>
        </chart:title>
        <chart:legend svg:x="7.494cm" svg:y="1.601cm" style:legend-expansion="custom" chartooo:width="4.207cm" chartooo:height="4.91cm" style:legend-expansion-aspect-ratio="0.856822810590631" chart:style-name="ch3"/>
        <chart:plot-area chart:style-name="ch4" table:cell-range-address="Tabelle1.A1:Tabelle1.B6" chart:data-source-has-labels="both" svg:x="0.237cm" svg:y="1.389cm" svg:width="7.008cm" svg:height="5.331cm">
          <chartooo:coordinate-region svg:x="0.726cm" svg:y="1.601cm" svg:width="6.519cm" svg:height="4.907cm"/>
          <chart:axis chart:dimension="x" chart:name="primary-x" chart:style-name="ch5" chartooo:axis-type="auto">
            <chartooo:date-scale/>
            <chart:categories table:cell-range-address="Tabelle1.B1:Tabelle1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2:Tabelle1.B2" chart:label-cell-address="Tabelle1.A2:Tabelle1.A2" chart:class="chart:bar">
            <chart:data-point/>
          </chart:series>
          <chart:series chart:style-name="ch9" chart:values-cell-range-address="Tabelle1.B3:Tabelle1.B3" chart:label-cell-address="Tabelle1.A3:Tabelle1.A3" chart:class="chart:bar">
            <chart:data-point/>
          </chart:series>
          <chart:series chart:style-name="ch10" chart:values-cell-range-address="Tabelle1.B4:Tabelle1.B4" chart:label-cell-address="Tabelle1.A4:Tabelle1.A4" chart:class="chart:bar">
            <chart:data-point/>
          </chart:series>
          <chart:series chart:style-name="ch11" chart:values-cell-range-address="Tabelle1.B5:Tabelle1.B5" chart:label-cell-address="Tabelle1.A5:Tabelle1.A5" chart:class="chart:bar">
            <chart:data-point/>
          </chart:series>
          <chart:series chart:style-name="ch12" chart:values-cell-range-address="Tabelle1.B6:Tabelle1.B6" chart:label-cell-address="Tabelle1.A6:Tabelle1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's absolutely awesome!</text:p>
                <draw:g>
                  <svg:desc>Tabelle1.A2:Tabelle1.A2</svg:desc>
                </draw:g>
              </table:table-cell>
              <table:table-cell office:value-type="float" office:value="4">
                <text:p>4</text:p>
                <draw:g>
                  <svg:desc>Tabelle1.B2:Tabelle1.B2</svg:desc>
                </draw:g>
              </table:table-cell>
            </table:table-row>
            <table:table-row>
              <table:table-cell office:value-type="string">
                <text:p>A nice little website</text:p>
                <draw:g>
                  <svg:desc>Tabelle1.A3:Tabelle1.A3</svg:desc>
                </draw:g>
              </table:table-cell>
              <table:table-cell office:value-type="float" office:value="7">
                <text:p>7</text:p>
                <draw:g>
                  <svg:desc>Tabelle1.B3:Tabelle1.B3</svg:desc>
                </draw:g>
              </table:table-cell>
            </table:table-row>
            <table:table-row>
              <table:table-cell office:value-type="string">
                <text:p>Usable, but could use some changes</text:p>
                <draw:g>
                  <svg:desc>Tabelle1.A4:Tabelle1.A4</svg:desc>
                </draw:g>
              </table:table-cell>
              <table:table-cell office:value-type="float" office:value="1">
                <text:p>1</text:p>
                <draw:g>
                  <svg:desc>Tabelle1.B4:Tabelle1.B4</svg:desc>
                </draw:g>
              </table:table-cell>
            </table:table-row>
            <table:table-row>
              <table:table-cell office:value-type="string">
                <text:p>Seriously needs improvement</text:p>
                <draw:g>
                  <svg:desc>Tabelle1.A5:Tabelle1.A5</svg:desc>
                </draw:g>
              </table:table-cell>
              <table:table-cell office:value-type="float" office:value="0">
                <text:p>0</text:p>
                <draw:g>
                  <svg:desc>Tabelle1.B5:Tabelle1.B5</svg:desc>
                </draw:g>
              </table:table-cell>
            </table:table-row>
            <table:table-row>
              <table:table-cell office:value-type="string">
                <text:p>Other (please specify)</text:p>
                <draw:g>
                  <svg:desc>Tabelle1.A6:Tabelle1.A6</svg:desc>
                </draw:g>
              </table:table-cell>
              <table:table-cell office:value-type="float" office:value="3">
                <text:p>3</text:p>
                <draw:g>
                  <svg:desc>Tabelle1.B6:Tabelle1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ncode Sans'" style:font-style-name="Thin" fo:font-size="15pt" fo:font-weight="25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Encode Sans'" style:font-style-name="Standard" fo:font-size="10.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family="'Encode Sans'" style:font-style-name="Standard" fo:font-size="11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Encode  Sans'" style:font-style-name="Standar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805cm" svg:height="16.407cm" xlink:href=".." xlink:type="simple" chart:class="chart:bar" chart:style-name="ch1">
        <chart:title svg:x="8.287cm" svg:y="0.463cm" chart:style-name="ch2">
          <text:p>How do these possible new features sound to you?</text:p>
        </chart:title>
        <chart:legend chart:legend-position="end" svg:x="24.005cm" svg:y="7.051cm" style:legend-expansion="high" chart:style-name="ch3"/>
        <chart:plot-area chart:style-name="ch4" table:cell-range-address="Tabelle1.D2:Tabelle1.H10 Tabelle1.E1:Tabelle1.H1" chart:data-source-has-labels="both" svg:x="0.573cm" svg:y="1.773cm" svg:width="23.565cm" svg:height="14.302cm">
          <chartooo:coordinate-region svg:x="1.194cm" svg:y="1.985cm" svg:width="22.373cm" svg:height="12.887cm"/>
          <chart:axis chart:dimension="x" chart:name="primary-x" chart:style-name="ch5" chartooo:axis-type="auto">
            <chartooo:date-scale/>
            <chart:categories table:cell-range-address="Tabelle1.D2:Tabelle1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E2:Tabelle1.E10" chart:label-cell-address="Tabelle1.E1:Tabelle1.E1" chart:class="chart:bar">
            <chart:data-point chart:repeated="9"/>
          </chart:series>
          <chart:series chart:style-name="ch9" chart:values-cell-range-address="Tabelle1.F2:Tabelle1.F10" chart:label-cell-address="Tabelle1.F1:Tabelle1.F1" chart:class="chart:bar">
            <chart:data-point chart:repeated="9"/>
          </chart:series>
          <chart:series chart:style-name="ch10" chart:values-cell-range-address="Tabelle1.G2:Tabelle1.G10" chart:label-cell-address="Tabelle1.G1:Tabelle1.G1" chart:class="chart:bar">
            <chart:data-point chart:repeated="9"/>
          </chart:series>
          <chart:series chart:style-name="ch11" chart:values-cell-range-address="Tabelle1.H2:Tabelle1.H10" chart:label-cell-address="Tabelle1.H1:Tabelle1.H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ease add this!</text:p>
                <draw:g>
                  <svg:desc>Tabelle1.E1:Tabelle1.E1</svg:desc>
                </draw:g>
              </table:table-cell>
              <table:table-cell office:value-type="string">
                <text:p>Could be a good addition</text:p>
                <draw:g>
                  <svg:desc>Tabelle1.F1:Tabelle1.F1</svg:desc>
                </draw:g>
              </table:table-cell>
              <table:table-cell office:value-type="string">
                <text:p>I probably wouldn't care</text:p>
                <draw:g>
                  <svg:desc>Tabelle1.G1:Tabelle1.G1</svg:desc>
                </draw:g>
              </table:table-cell>
              <table:table-cell office:value-type="string">
                <text:p>Eww. Don't do that</text:p>
                <draw:g>
                  <svg:desc>Tabelle1.H1:Tabelle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ifications</text:p>
                <draw:g>
                  <svg:desc>Tabelle1.D2:Tabelle1.D10</svg:desc>
                </draw:g>
              </table:table-cell>
              <table:table-cell office:value-type="float" office:value="5">
                <text:p>5</text:p>
                <draw:g>
                  <svg:desc>Tabelle1.E2:Tabelle1.E10</svg:desc>
                </draw:g>
              </table:table-cell>
              <table:table-cell office:value-type="float" office:value="3">
                <text:p>3</text:p>
                <draw:g>
                  <svg:desc>Tabelle1.F2:Tabelle1.F10</svg:desc>
                </draw:g>
              </table:table-cell>
              <table:table-cell office:value-type="float" office:value="5">
                <text:p>5</text:p>
                <draw:g>
                  <svg:desc>Tabelle1.G2:Tabelle1.G10</svg:desc>
                </draw:g>
              </table:table-cell>
              <table:table-cell office:value-type="float" office:value="2">
                <text:p>2</text:p>
                <draw:g>
                  <svg:desc>Tabelle1.H2:Tabelle1.H10</svg:desc>
                </draw:g>
              </table:table-cell>
            </table:table-row>
            <table:table-row>
              <table:table-cell office:value-type="string">
                <text:p>Pausing the game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games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eractive tutorial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ntdowns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bot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languag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ternative rule set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ncode Sans'" style:font-style-name="Light" fo:font-size="15pt" fo:font-weight="25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15cm" svg:height="6.845cm" xlink:href=".." xlink:type="simple" chart:class="chart:bar" chart:style-name="ch1">
        <chart:title svg:x="0.819cm" svg:y="0.271cm" chart:style-name="ch2">
          <text:p>Did you experience any of these problems?</text:p>
        </chart:title>
        <chart:legend svg:x="7.918cm" svg:y="1.585cm" style:legend-expansion="custom" chartooo:width="3.887cm" chartooo:height="4.924cm" style:legend-expansion-aspect-ratio="0.789398862713241" chart:style-name="ch3"/>
        <chart:plot-area chart:style-name="ch4" table:cell-range-address="Tabelle1.J2:Tabelle1.K4" chart:data-source-has-labels="column" svg:x="0.239cm" svg:y="1.388cm" svg:width="7.372cm" svg:height="5.32cm">
          <chartooo:coordinate-region svg:x="0.86cm" svg:y="1.587cm" svg:width="6.751cm" svg:height="4.9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K2:Tabelle1.K2" chart:label-cell-address="Tabelle1.J2:Tabelle1.J2" chart:class="chart:bar">
            <chart:data-point/>
          </chart:series>
          <chart:series chart:style-name="ch9" chart:values-cell-range-address="Tabelle1.K3:Tabelle1.K3" chart:label-cell-address="Tabelle1.J3:Tabelle1.J3" chart:class="chart:bar">
            <chart:data-point/>
          </chart:series>
          <chart:series chart:style-name="ch10" chart:values-cell-range-address="Tabelle1.K4:Tabelle1.K4" chart:label-cell-address="Tabelle1.J4:Tabelle1.J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 can't find someone to play with</text:p>
                <draw:g>
                  <svg:desc>Tabelle1.J2:Tabelle1.J2</svg:desc>
                </draw:g>
              </table:table-cell>
              <table:table-cell office:value-type="float" office:value="11">
                <text:p>11</text:p>
                <draw:g>
                  <svg:desc>Tabelle1.K2:Tabelle1.K2</svg:desc>
                </draw:g>
              </table:table-cell>
            </table:table-row>
            <table:table-row>
              <table:table-cell office:value-type="string">
                <text:p>I don't understand how to play</text:p>
                <draw:g>
                  <svg:desc>Tabelle1.J3:Tabelle1.J3</svg:desc>
                </draw:g>
              </table:table-cell>
              <table:table-cell office:value-type="float" office:value="2">
                <text:p>2</text:p>
                <draw:g>
                  <svg:desc>Tabelle1.K3:Tabelle1.K3</svg:desc>
                </draw:g>
              </table:table-cell>
            </table:table-row>
            <table:table-row>
              <table:table-cell office:value-type="string">
                <text:p>My and my opponents skill levels are often differing a lot</text:p>
                <draw:g>
                  <svg:desc>Tabelle1.J4:Tabelle1.J4</svg:desc>
                </draw:g>
              </table:table-cell>
              <table:table-cell office:value-type="float" office:value="1">
                <text:p>1</text:p>
                <draw:g>
                  <svg:desc>Tabelle1.K4:Tabelle1.K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ncode Sans'" style:font-style-name="Light" fo:font-size="15pt" fo:font-weight="25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Encode Sans'" style:font-style-name="Standard" fo:font-size="10.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Encode  Sans'" style:font-style-name="Standard" fo:font-size="11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link-data-style-to-source="true" chart:axis-position="1"/>
      <style:graphic-properties svg:stroke-color="#b3b3b3"/>
      <style:text-properties fo:font-family="'Encode Sans'" style:font-style-name="Standar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35cm" svg:height="11.617cm" xlink:href=".." xlink:type="simple" chart:class="chart:bar" chart:style-name="ch1">
        <chart:title svg:x="4.78cm" svg:y="0.367cm" chart:style-name="ch2">
          <text:p>What do you think about the following monetization options?</text:p>
        </chart:title>
        <chart:legend chart:legend-position="end" svg:x="21.434cm" svg:y="4.431cm" style:legend-expansion="high" chart:style-name="ch3"/>
        <chart:plot-area chart:style-name="ch4" table:cell-range-address="Tabelle1.M2:Tabelle1.Q5 Tabelle1.N1:Tabelle1.Q1" chart:data-source-has-labels="both" svg:x="0.488cm" svg:y="1.58cm" svg:width="20.458cm" svg:height="9.805cm">
          <chartooo:coordinate-region svg:x="1.072cm" svg:y="1.792cm" svg:width="19.837cm" svg:height="8.867cm"/>
          <chart:axis chart:dimension="x" chart:name="primary-x" chart:style-name="ch5" chartooo:axis-type="auto">
            <chartooo:date-scale/>
            <chart:categories table:cell-range-address="Tabelle1.M2:Tabelle1.M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N2:Tabelle1.N5" chart:label-cell-address="Tabelle1.N1:Tabelle1.N1" chart:class="chart:bar">
            <chart:data-point chart:repeated="4"/>
          </chart:series>
          <chart:series chart:style-name="ch9" chart:values-cell-range-address="Tabelle1.O2:Tabelle1.O5" chart:label-cell-address="Tabelle1.O1:Tabelle1.O1" chart:class="chart:bar">
            <chart:data-point chart:repeated="4"/>
          </chart:series>
          <chart:series chart:style-name="ch10" chart:values-cell-range-address="Tabelle1.P2:Tabelle1.P5" chart:label-cell-address="Tabelle1.P1:Tabelle1.P1" chart:class="chart:bar">
            <chart:data-point chart:repeated="4"/>
          </chart:series>
          <chart:series chart:style-name="ch11" chart:values-cell-range-address="Tabelle1.Q2:Tabelle1.Q5" chart:label-cell-address="Tabelle1.Q1:Tabelle1.Q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nds good</text:p>
                <draw:g>
                  <svg:desc>Tabelle1.N1:Tabelle1.N1</svg:desc>
                </draw:g>
              </table:table-cell>
              <table:table-cell office:value-type="string">
                <text:p>Okay, I guess</text:p>
                <draw:g>
                  <svg:desc>Tabelle1.O1:Tabelle1.O1</svg:desc>
                </draw:g>
              </table:table-cell>
              <table:table-cell office:value-type="string">
                <text:p>I can't say I
really like that</text:p>
                <draw:g>
                  <svg:desc>Tabelle1.P1:Tabelle1.P1</svg:desc>
                </draw:g>
              </table:table-cell>
              <table:table-cell office:value-type="string">
                <text:p>Nope!</text:p>
                <draw:g>
                  <svg:desc>Tabelle1.Q1:Tabelle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nations</text:p>
                <draw:g>
                  <svg:desc>Tabelle1.M2:Tabelle1.M5</svg:desc>
                </draw:g>
              </table:table-cell>
              <table:table-cell office:value-type="float" office:value="8">
                <text:p>8</text:p>
                <draw:g>
                  <svg:desc>Tabelle1.N2:Tabelle1.N5</svg:desc>
                </draw:g>
              </table:table-cell>
              <table:table-cell office:value-type="float" office:value="4">
                <text:p>4</text:p>
                <draw:g>
                  <svg:desc>Tabelle1.O2:Tabelle1.O5</svg:desc>
                </draw:g>
              </table:table-cell>
              <table:table-cell office:value-type="float" office:value="0">
                <text:p>0</text:p>
                <draw:g>
                  <svg:desc>Tabelle1.P2:Tabelle1.P5</svg:desc>
                </draw:g>
              </table:table-cell>
              <table:table-cell office:value-type="float" office:value="0">
                <text:p>0</text:p>
                <draw:g>
                  <svg:desc>Tabelle1.Q2:Tabelle1.Q5</svg:desc>
                </draw:g>
              </table:table-cell>
            </table:table-row>
            <table:table-row>
              <table:table-cell office:value-type="string">
                <text:p>Ads (related to Cyvasse)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s (no thematic restriction) 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Non-gratis Android app 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